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de" fo:country="DE" officeooo:rsid="0002b581" officeooo:paragraph-rsid="0002b581"/>
    </style:style>
    <style:style style:name="P2" style:family="paragraph" style:parent-style-name="Standard">
      <style:paragraph-properties fo:text-align="justify" style:justify-single-word="false"/>
      <style:text-properties fo:language="de" fo:country="DE" officeooo:rsid="000680af" officeooo:paragraph-rsid="000680af"/>
    </style:style>
    <style:style style:name="P3" style:family="paragraph" style:parent-style-name="Standard" style:list-style-name="L1">
      <style:paragraph-properties fo:text-align="justify" style:justify-single-word="false"/>
      <style:text-properties fo:language="de" fo:country="DE" officeooo:rsid="0001b9f2" officeooo:paragraph-rsid="0001b9f2"/>
    </style:style>
    <style:style style:name="P4" style:family="paragraph" style:parent-style-name="Standard" style:list-style-name="L1">
      <style:paragraph-properties fo:text-align="justify" style:justify-single-word="false"/>
      <style:text-properties fo:language="de" fo:country="DE" officeooo:rsid="0002b581" officeooo:paragraph-rsid="0002b581"/>
    </style:style>
    <style:style style:name="P5" style:family="paragraph" style:parent-style-name="Standard" style:list-style-name="L1">
      <style:paragraph-properties fo:text-align="justify" style:justify-single-word="false"/>
      <style:text-properties fo:language="de" fo:country="DE" officeooo:rsid="000680af" officeooo:paragraph-rsid="000680af"/>
    </style:style>
    <style:style style:name="T1" style:family="text">
      <style:text-properties officeooo:rsid="000349a3"/>
    </style:style>
    <style:style style:name="T2" style:family="text">
      <style:text-properties officeooo:rsid="00040310"/>
    </style:style>
    <style:style style:name="T3" style:family="text">
      <style:text-properties officeooo:rsid="000457e6"/>
    </style:style>
    <style:style style:name="T4" style:family="text">
      <style:text-properties officeooo:rsid="0006b9c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88284141" text:style-name="L1">
        <text:list-item>
          <text:p text:style-name="P3">Die Population umfasst die Gesamtheit aller in einem Bereich vorhandenen Individuen einer Art. Eine Art auch Spezies genannt, <text:span text:style-name="T3">definiert sich als Individuen die sich untereinander erfolgreich Fortpflanzen können.</text:span><text:tab/><text:tab/><text:tab/><text:tab/><text:tab/><text:tab/><text:tab/><text:tab/><text:tab/><text:tab/><text:tab/> </text:p>
        </text:list-item>
        <text:list-item>
          <text:p text:style-name="P4">Wie sich im Diagramm erkennen lässt, haben sich die Foraminiferen im Laufe der Zeit von Model A zu Model F verändert. Dies geschah vermutlich durch Faktoren wie Wassertemperatur oder Na<text:span text:style-name="T2">h</text:span>rungsfluss oder anderen Faktoren. <text:span text:style-name="T1">Durch Selektion haben sich die am besten daran angepassten Individuen vermehrt, was die Veränderung nach und nach auf die ganze Art überträgt.</text:span></text:p>
        </text:list-item>
      </text:list>
      <text:p text:style-name="P1"/>
      <text:list xml:id="list232411076889443" text:continue-numbering="true" text:style-name="L1">
        <text:list-item>
          <text:p text:style-name="P5">Merkmalsvarabilitäten können durch Veränderungen im Lebensraum vorkommen. Das konnte passieren zum Beispiel durch geologische Abtrennung von Meeresteilen und sich dadurch veränderndes Wasser (Temperatur,Salzgehalt usw.) oder auch durch Klimaveränderungen. <text:line-break/>Innerhalb einer Population treten auch normalerweise Variabilitäten auf. <text:line-break/>Während der Evolution der Foraminiferen lassen sich bei zeitlich aufeinander folgenden Populationen deutliche Veränderungen feststellen. Diesen Vorgang bezeichnet man besser als Artumwandlung und er wird durch Veränderungen im Lebensraum verursacht. <text:line-break/>Außerdem findet eine natürliche Selektion die nur die am besten angepassten Individuen überleben lässt</text:p>
        </text:list-item>
      </text:list>
      <text:p text:style-name="P2"/>
      <text:list xml:id="list232411183099050" text:continue-numbering="true" text:style-name="L1">
        <text:list-item>
          <text:p text:style-name="P5"><text:s/>-</text:p>
          <text:p text:style-name="P5"/>
        </text:list-item>
        <text:list-item>
          <text:p text:style-name="P5">Leitfossilien sind <text:span text:style-name="T4">Fossilien, anhand deren Gestein in dem sie gelagert wurden man das altern der Bodenschicht bestimmen kann. Findet man gleiche Leitfossilien im Boden, so sind diese Bodenschichten auch gleich al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04-19T23:24:09.344000000</dc:date>
    <meta:editing-duration>PT1H5M37S</meta:editing-duration>
    <meta:editing-cycles>6</meta:editing-cycles>
    <meta:document-statistic meta:table-count="0" meta:image-count="0" meta:object-count="0" meta:page-count="1" meta:paragraph-count="5" meta:word-count="200" meta:character-count="1495" meta:non-whitespace-character-count="1289"/>
  </office:meta>
</office:document-meta>
</file>